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eux">
      <style:text-properties officeooo:paragraph-rsid="000fd409"/>
    </style:style>
    <style:style style:name="P2" style:family="paragraph" style:parent-style-name="Séparation_20_temporelle">
      <style:text-properties fo:language="en" fo:country="GB" officeooo:paragraph-rsid="000fd409"/>
    </style:style>
    <style:style style:name="P3" style:family="paragraph" style:parent-style-name="Séparation_20_temporelle">
      <style:text-properties officeooo:paragraph-rsid="000fd409"/>
    </style:style>
    <style:style style:name="P4" style:family="paragraph" style:parent-style-name="Titre_20_Chapitre">
      <style:paragraph-properties fo:break-before="page"/>
      <style:text-properties officeooo:paragraph-rsid="000fd409"/>
    </style:style>
    <style:style style:name="P5" style:family="paragraph" style:parent-style-name="Vlad_20_Kemenov">
      <style:text-properties fo:language="en" fo:country="GB" officeooo:rsid="0267de28" officeooo:paragraph-rsid="000fd409"/>
    </style:style>
    <style:style style:name="P6" style:family="paragraph" style:parent-style-name="Vlad_20_Kemenov">
      <style:text-properties fo:language="en" fo:country="GB" officeooo:rsid="026a149f" officeooo:paragraph-rsid="000fd409"/>
    </style:style>
    <style:style style:name="P7" style:family="paragraph" style:parent-style-name="Vlad_20_Kemenov">
      <style:text-properties fo:language="en" fo:country="GB" officeooo:rsid="026b2a8e" officeooo:paragraph-rsid="000fd409"/>
    </style:style>
    <style:style style:name="P8" style:family="paragraph" style:parent-style-name="Vlad_20_Kemenov">
      <style:text-properties fo:language="en" fo:country="GB" officeooo:rsid="026caee5" officeooo:paragraph-rsid="000fd409"/>
    </style:style>
    <style:style style:name="P9" style:family="paragraph" style:parent-style-name="Vlad_20_Kemenov">
      <style:text-properties fo:language="en" fo:country="GB" officeooo:rsid="026f5650" officeooo:paragraph-rsid="000fd409"/>
    </style:style>
    <style:style style:name="P10" style:family="paragraph" style:parent-style-name="Vlad_20_Kemenov">
      <style:text-properties fo:language="en" fo:country="GB" fo:font-weight="normal" officeooo:rsid="026fc96f" officeooo:paragraph-rsid="000fd409" style:font-weight-asian="normal" style:font-weight-complex="normal"/>
    </style:style>
    <style:style style:name="P11" style:family="paragraph" style:parent-style-name="Vlad_20_Kemenov">
      <style:text-properties fo:language="en" fo:country="GB" officeooo:rsid="026fc96f" officeooo:paragraph-rsid="000fd409"/>
    </style:style>
    <style:style style:name="P12" style:family="paragraph" style:parent-style-name="Vlad_20_Kemenov">
      <style:text-properties fo:language="en" fo:country="GB" officeooo:paragraph-rsid="000fd409"/>
    </style:style>
    <style:style style:name="P13" style:family="paragraph" style:parent-style-name="Vlad_20_Kemenov">
      <style:text-properties officeooo:paragraph-rsid="000fd409"/>
    </style:style>
    <style:style style:name="P14"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officeooo:rsid="0249f31b" officeooo:paragraph-rsid="000fd409" style:font-size-asian="10.5pt"/>
    </style:style>
    <style:style style:name="P15"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officeooo:rsid="024b77a2" officeooo:paragraph-rsid="000fd409" style:font-size-asian="10.5pt"/>
    </style:style>
    <style:style style:name="P16"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officeooo:rsid="024cb741" officeooo:paragraph-rsid="000fd409" style:font-size-asian="10.5pt"/>
    </style:style>
    <style:style style:name="P17"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officeooo:rsid="024e9400" officeooo:paragraph-rsid="000fd409" style:font-size-asian="10.5pt"/>
    </style:style>
    <style:style style:name="P18"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officeooo:rsid="02510eb4" officeooo:paragraph-rsid="000fd409" style:font-size-asian="10.5pt"/>
    </style:style>
    <style:style style:name="P19"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officeooo:rsid="02513c1f" officeooo:paragraph-rsid="000fd409" style:font-size-asian="10.5pt"/>
    </style:style>
    <style:style style:name="P20"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officeooo:rsid="0254771e" officeooo:paragraph-rsid="000fd409" style:font-size-asian="10.5pt"/>
    </style:style>
    <style:style style:name="P21"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officeooo:rsid="0256f2f0" officeooo:paragraph-rsid="000fd409" style:font-size-asian="10.5pt"/>
    </style:style>
    <style:style style:name="P22"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fo:font-weight="normal" officeooo:rsid="024b77a2" officeooo:paragraph-rsid="000fd409" style:font-size-asian="10.5pt" style:font-weight-asian="normal" style:font-weight-complex="normal"/>
    </style:style>
    <style:style style:name="P23"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fo:font-weight="normal" officeooo:rsid="024cb741" officeooo:paragraph-rsid="000fd409" style:font-size-asian="10.5pt" style:font-weight-asian="normal" style:font-weight-complex="normal"/>
    </style:style>
    <style:style style:name="P24"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fo:font-weight="normal" officeooo:rsid="024e9400" officeooo:paragraph-rsid="000fd409" style:font-size-asian="10.5pt" style:font-weight-asian="normal" style:font-weight-complex="normal"/>
    </style:style>
    <style:style style:name="P25"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510eb4" officeooo:paragraph-rsid="000fd409" style:font-size-asian="10.5pt" style:font-style-asian="normal" style:font-weight-asian="normal" style:font-style-complex="normal" style:font-weight-complex="normal"/>
    </style:style>
    <style:style style:name="P26"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513c1f" officeooo:paragraph-rsid="000fd409" style:font-size-asian="10.5pt" style:font-style-asian="normal" style:font-weight-asian="normal" style:font-style-complex="normal" style:font-weight-complex="normal"/>
    </style:style>
    <style:style style:name="P27"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56f2f0" officeooo:paragraph-rsid="000fd409" style:font-size-asian="10.5pt" style:font-style-asian="normal" style:font-weight-asian="normal" style:font-style-complex="normal" style:font-weight-complex="normal"/>
    </style:style>
    <style:style style:name="P28"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5c869a" officeooo:paragraph-rsid="000fd409" style:font-size-asian="10.5pt" style:font-style-asian="normal" style:font-weight-asian="normal" style:font-style-complex="normal" style:font-weight-complex="normal"/>
    </style:style>
    <style:style style:name="P29"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5d9a51" officeooo:paragraph-rsid="000fd409" style:font-size-asian="10.5pt" style:font-style-asian="normal" style:font-weight-asian="normal" style:font-style-complex="normal" style:font-weight-complex="normal"/>
    </style:style>
    <style:style style:name="P30"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6163b5" officeooo:paragraph-rsid="000fd409" style:font-size-asian="10.5pt" style:font-style-asian="normal" style:font-weight-asian="normal" style:font-style-complex="normal" style:font-weight-complex="normal"/>
    </style:style>
    <style:style style:name="P31"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63417b" officeooo:paragraph-rsid="000fd409" style:font-size-asian="10.5pt" style:font-style-asian="normal" style:font-weight-asian="normal" style:font-style-complex="normal" style:font-weight-complex="normal"/>
    </style:style>
    <style:style style:name="P32"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645d91" officeooo:paragraph-rsid="000fd409" style:font-size-asian="10.5pt" style:font-style-asian="normal" style:font-weight-asian="normal" style:font-style-complex="normal" style:font-weight-complex="normal"/>
    </style:style>
    <style:style style:name="P33"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6545de" officeooo:paragraph-rsid="000fd409" style:font-size-asian="10.5pt" style:font-style-asian="normal" style:font-weight-asian="normal" style:font-style-complex="normal" style:font-weight-complex="normal"/>
    </style:style>
    <style:style style:name="P34"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673476" officeooo:paragraph-rsid="000fd409" style:font-size-asian="10.5pt" style:font-style-asian="normal" style:font-weight-asian="normal" style:font-style-complex="normal" style:font-weight-complex="normal"/>
    </style:style>
    <style:style style:name="P35"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67de28" officeooo:paragraph-rsid="000fd409" style:font-size-asian="10.5pt" style:font-style-asian="normal" style:font-weight-asian="normal" style:font-style-complex="normal" style:font-weight-complex="normal"/>
    </style:style>
    <style:style style:name="P36" style:family="paragraph" style:parent-style-name="Vlad_20_Kemenov" style:master-page-name="">
      <style:paragraph-properties fo:margin-top="0cm" fo:margin-bottom="0.247cm" loext:contextual-spacing="false" fo:line-height="120%" style:page-number="auto" style:writing-mode="page">
        <style:tab-stops/>
      </style:paragraph-properties>
      <style:text-properties style:font-name="Liberation Serif" fo:language="en" fo:country="GB" officeooo:rsid="0249f31b" officeooo:paragraph-rsid="000fd409" style:font-size-asian="10.5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26fc96f" style:font-style-asian="normal" style:font-weight-asian="normal" style:font-style-complex="normal" style:font-weight-complex="normal"/>
    </style:style>
    <style:style style:name="T3" style:family="text">
      <style:text-properties fo:font-style="normal" fo:font-weight="normal" officeooo:rsid="026ff096" style:font-style-asian="normal" style:font-weight-asian="normal" style:font-style-complex="normal" style:font-weight-complex="normal"/>
    </style:style>
    <style:style style:name="T4" style:family="text">
      <style:text-properties fo:font-style="normal" fo:font-weight="normal" officeooo:rsid="024fb738" style:font-style-asian="normal" style:font-weight-asian="normal" style:font-style-complex="normal" style:font-weight-complex="normal"/>
    </style:style>
    <style:style style:name="T5" style:family="text">
      <style:text-properties fo:font-style="normal" fo:font-weight="normal" officeooo:rsid="02510eb4"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language="en" fo:country="GB"/>
    </style:style>
    <style:style style:name="T8" style:family="text">
      <style:text-properties fo:language="en" fo:country="GB" officeooo:rsid="021f1643"/>
    </style:style>
    <style:style style:name="T9" style:family="text">
      <style:text-properties fo:language="en" fo:country="GB" fo:font-style="normal" officeooo:rsid="0229c9e2" style:font-style-asian="normal" style:font-style-complex="normal"/>
    </style:style>
    <style:style style:name="T10" style:family="text">
      <style:text-properties fo:language="en" fo:country="GB" fo:font-style="normal" officeooo:rsid="022a3e27" style:font-style-asian="normal" style:font-style-complex="normal"/>
    </style:style>
    <style:style style:name="T11" style:family="text">
      <style:text-properties fo:language="en" fo:country="GB" fo:font-style="normal" officeooo:rsid="022bae79" style:font-style-asian="normal" style:font-style-complex="normal"/>
    </style:style>
    <style:style style:name="T12" style:family="text">
      <style:text-properties fo:language="en" fo:country="GB" fo:font-style="normal" officeooo:rsid="022da99e" style:font-style-asian="normal" style:font-style-complex="normal"/>
    </style:style>
    <style:style style:name="T13" style:family="text">
      <style:text-properties fo:language="en" fo:country="GB" fo:font-style="normal" officeooo:rsid="022e1bd3" style:font-style-asian="normal" style:font-style-complex="normal"/>
    </style:style>
    <style:style style:name="T14" style:family="text">
      <style:text-properties fo:language="en" fo:country="GB" fo:font-style="normal" officeooo:rsid="022fe604" style:font-style-asian="normal" style:font-style-complex="normal"/>
    </style:style>
    <style:style style:name="T15" style:family="text">
      <style:text-properties fo:language="en" fo:country="GB" fo:font-style="normal" officeooo:rsid="0230109e" style:font-style-asian="normal" style:font-style-complex="normal"/>
    </style:style>
    <style:style style:name="T16" style:family="text">
      <style:text-properties fo:language="en" fo:country="GB" fo:font-style="normal" officeooo:rsid="0232d641" style:font-style-asian="normal" style:font-style-complex="normal"/>
    </style:style>
    <style:style style:name="T17" style:family="text">
      <style:text-properties fo:language="en" fo:country="GB" fo:font-style="normal" officeooo:rsid="02330ea5" style:font-style-asian="normal" style:font-style-complex="normal"/>
    </style:style>
    <style:style style:name="T18" style:family="text">
      <style:text-properties fo:language="en" fo:country="GB" fo:font-style="normal" officeooo:rsid="0233c853" style:font-style-asian="normal" style:font-style-complex="normal"/>
    </style:style>
    <style:style style:name="T19" style:family="text">
      <style:text-properties fo:language="en" fo:country="GB" fo:font-style="normal" officeooo:rsid="0235efaa" style:font-style-asian="normal" style:font-style-complex="normal"/>
    </style:style>
    <style:style style:name="T20" style:family="text">
      <style:text-properties fo:language="en" fo:country="GB" fo:font-style="normal" officeooo:rsid="0237acf7" style:font-style-asian="normal" style:font-style-complex="normal"/>
    </style:style>
    <style:style style:name="T21" style:family="text">
      <style:text-properties fo:language="en" fo:country="GB" fo:font-style="normal" officeooo:rsid="023b58c6" style:font-style-asian="normal" style:font-style-complex="normal"/>
    </style:style>
    <style:style style:name="T22" style:family="text">
      <style:text-properties fo:language="en" fo:country="GB" fo:font-style="normal" officeooo:rsid="023d483b" style:font-style-asian="normal" style:font-style-complex="normal"/>
    </style:style>
    <style:style style:name="T23" style:family="text">
      <style:text-properties fo:language="en" fo:country="GB" fo:font-style="normal" officeooo:rsid="023f3522" style:font-style-asian="normal" style:font-style-complex="normal"/>
    </style:style>
    <style:style style:name="T24" style:family="text">
      <style:text-properties fo:language="en" fo:country="GB" fo:font-style="normal" officeooo:rsid="023fb5d9" style:font-style-asian="normal" style:font-style-complex="normal"/>
    </style:style>
    <style:style style:name="T25" style:family="text">
      <style:text-properties fo:language="en" fo:country="GB" fo:font-style="normal" officeooo:rsid="024140c1" style:font-style-asian="normal" style:font-style-complex="normal"/>
    </style:style>
    <style:style style:name="T26" style:family="text">
      <style:text-properties fo:language="en" fo:country="GB" fo:font-style="normal" officeooo:rsid="0242f1c1" style:font-style-asian="normal" style:font-style-complex="normal"/>
    </style:style>
    <style:style style:name="T27" style:family="text">
      <style:text-properties fo:language="en" fo:country="GB" fo:font-style="normal" officeooo:rsid="0244517a" style:font-style-asian="normal" style:font-style-complex="normal"/>
    </style:style>
    <style:style style:name="T28" style:family="text">
      <style:text-properties fo:language="en" fo:country="GB" fo:font-style="normal" officeooo:rsid="024634bd" style:font-style-asian="normal" style:font-style-complex="normal"/>
    </style:style>
    <style:style style:name="T29" style:family="text">
      <style:text-properties fo:language="en" fo:country="GB" fo:font-style="normal" officeooo:rsid="0246e886" style:font-style-asian="normal" style:font-style-complex="normal"/>
    </style:style>
    <style:style style:name="T30" style:family="text">
      <style:text-properties fo:language="en" fo:country="GB" fo:font-style="normal" officeooo:rsid="02483b09" style:font-style-asian="normal" style:font-style-complex="normal"/>
    </style:style>
    <style:style style:name="T31" style:family="text">
      <style:text-properties fo:language="en" fo:country="GB" fo:font-style="normal" officeooo:rsid="02490862" style:font-style-asian="normal" style:font-style-complex="normal"/>
    </style:style>
    <style:style style:name="T32" style:family="text">
      <style:text-properties fo:language="en" fo:country="GB" fo:font-style="normal" officeooo:rsid="0249f31b" style:font-style-asian="normal" style:font-style-complex="normal"/>
    </style:style>
    <style:style style:name="T33" style:family="text">
      <style:text-properties fo:language="en" fo:country="GB" fo:font-style="normal" fo:font-weight="normal" officeooo:rsid="0249f31b" style:font-style-asian="normal" style:font-weight-asian="normal" style:font-style-complex="normal" style:font-weight-complex="normal"/>
    </style:style>
    <style:style style:name="T34" style:family="text">
      <style:text-properties fo:language="en" fo:country="GB" fo:font-style="italic" officeooo:rsid="0230109e" style:font-style-asian="italic" style:font-style-complex="italic"/>
    </style:style>
    <style:style style:name="T35" style:family="text">
      <style:text-properties fo:language="en" fo:country="GB" fo:font-style="italic" officeooo:rsid="0235efaa" style:font-style-asian="italic" style:font-style-complex="italic"/>
    </style:style>
    <style:style style:name="T36" style:family="text">
      <style:text-properties fo:language="en" fo:country="GB" fo:font-style="italic" officeooo:rsid="0244517a" style:font-style-asian="italic" style:font-style-complex="italic"/>
    </style:style>
    <style:style style:name="T37" style:family="text">
      <style:text-properties fo:language="en" fo:country="GB" officeooo:rsid="024cb741"/>
    </style:style>
    <style:style style:name="T38" style:family="text">
      <style:text-properties fo:font-weight="bold" style:font-weight-asian="bold" style:font-weight-complex="bold"/>
    </style:style>
    <style:style style:name="T39" style:family="text">
      <style:text-properties fo:font-weight="bold" officeooo:rsid="024cb741" style:font-weight-asian="bold" style:font-weight-complex="bold"/>
    </style:style>
    <style:style style:name="T40" style:family="text">
      <style:text-properties fo:font-weight="bold" officeooo:rsid="026fc96f"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24b77a2" style:font-weight-asian="normal" style:font-weight-complex="normal"/>
    </style:style>
    <style:style style:name="T43" style:family="text">
      <style:text-properties fo:font-weight="normal" officeooo:rsid="024cb741" style:font-weight-asian="normal" style:font-weight-complex="normal"/>
    </style:style>
    <style:style style:name="T44" style:family="text">
      <style:text-properties fo:font-weight="normal" officeooo:rsid="0256f2f0" style:font-weight-asian="normal" style:font-weight-complex="normal"/>
    </style:style>
    <style:style style:name="T45" style:family="text">
      <style:text-properties fo:font-weight="normal" officeooo:rsid="024e9400" style:font-weight-asian="normal" style:font-weight-complex="normal"/>
    </style:style>
    <style:style style:name="T46" style:family="text">
      <style:text-properties fo:font-weight="normal" officeooo:rsid="024fb738" style:font-weight-asian="normal" style:font-weight-complex="normal"/>
    </style:style>
    <style:style style:name="T47" style:family="text">
      <style:text-properties fo:font-weight="normal" officeooo:rsid="026fc96f" style:font-weight-asian="normal" style:font-weight-complex="normal"/>
    </style:style>
    <style:style style:name="T48" style:family="text">
      <style:text-properties fo:font-style="italic" fo:font-weight="normal" officeooo:rsid="024fb738" style:font-style-asian="italic" style:font-weight-asian="normal" style:font-style-complex="italic" style:font-weight-complex="normal"/>
    </style:style>
    <style:style style:name="T49" style:family="text">
      <style:text-properties fo:font-style="italic" fo:font-weight="normal" officeooo:rsid="02510eb4" style:font-style-asian="italic" style:font-weight-asian="normal" style:font-style-complex="italic" style:font-weight-complex="normal"/>
    </style:style>
    <style:style style:name="T50" style:family="text">
      <style:text-properties style:text-position="super 58%" fo:font-style="normal" fo:font-weight="normal" officeooo:rsid="02510eb4" style:font-style-asian="normal" style:font-weight-asian="normal" style:font-style-complex="normal" style:font-weight-complex="normal"/>
    </style:style>
    <style:style style:name="T51" style:family="text">
      <style:text-properties style:text-position="0% 100%" fo:font-style="normal" fo:font-weight="normal" style:font-style-asian="normal" style:font-weight-asian="normal" style:font-style-complex="normal" style:font-weight-complex="normal"/>
    </style:style>
    <style:style style:name="T52" style:family="text">
      <style:text-properties style:text-position="0% 100%" fo:font-style="normal" fo:font-weight="normal" officeooo:rsid="02510eb4" style:font-style-asian="normal" style:font-weight-asian="normal" style:font-style-complex="normal" style:font-weight-complex="normal"/>
    </style:style>
    <style:style style:name="T53" style:family="text">
      <style:text-properties style:text-position="0% 100%" fo:font-style="normal" fo:font-weight="normal" officeooo:rsid="02513c1f" style:font-style-asian="normal" style:font-weight-asian="normal" style:font-style-complex="normal" style:font-weight-complex="normal"/>
    </style:style>
    <style:style style:name="T54" style:family="text">
      <style:text-properties style:text-position="0% 100%" fo:font-style="normal" fo:font-weight="normal" officeooo:rsid="02531064" style:font-style-asian="normal" style:font-weight-asian="normal" style:font-style-complex="normal" style:font-weight-complex="normal"/>
    </style:style>
    <style:style style:name="T55" style:family="text">
      <style:text-properties style:text-position="0% 100%" fo:font-style="normal" fo:font-weight="normal" officeooo:rsid="0254771e" style:font-style-asian="normal" style:font-weight-asian="normal" style:font-style-complex="normal" style:font-weight-complex="normal"/>
    </style:style>
    <style:style style:name="T56" style:family="text">
      <style:text-properties style:text-position="0% 100%" fo:font-style="normal" fo:font-weight="normal" officeooo:rsid="0255396e" style:font-style-asian="normal" style:font-weight-asian="normal" style:font-style-complex="normal" style:font-weight-complex="normal"/>
    </style:style>
    <style:style style:name="T57" style:family="text">
      <style:text-properties style:text-position="0% 100%" fo:font-style="normal" fo:font-weight="normal" officeooo:rsid="02569dbc" style:font-style-asian="normal" style:font-weight-asian="normal" style:font-style-complex="normal" style:font-weight-complex="normal"/>
    </style:style>
    <style:style style:name="T58" style:family="text">
      <style:text-properties style:text-position="0% 100%" fo:font-style="normal" fo:font-weight="normal" officeooo:rsid="0256f2f0" style:font-style-asian="normal" style:font-weight-asian="normal" style:font-style-complex="normal" style:font-weight-complex="normal"/>
    </style:style>
    <style:style style:name="T59" style:family="text">
      <style:text-properties style:text-position="0% 100%" fo:font-style="normal" fo:font-weight="normal" officeooo:rsid="02582ead" style:font-style-asian="normal" style:font-weight-asian="normal" style:font-style-complex="normal" style:font-weight-complex="normal"/>
    </style:style>
    <style:style style:name="T60" style:family="text">
      <style:text-properties style:text-position="0% 100%" fo:font-style="normal" fo:font-weight="normal" officeooo:rsid="025c3433" style:font-style-asian="normal" style:font-weight-asian="normal" style:font-style-complex="normal" style:font-weight-complex="normal"/>
    </style:style>
    <style:style style:name="T61" style:family="text">
      <style:text-properties style:text-position="0% 100%" fo:font-style="normal" fo:font-weight="normal" officeooo:rsid="025c869a" style:font-style-asian="normal" style:font-weight-asian="normal" style:font-style-complex="normal" style:font-weight-complex="normal"/>
    </style:style>
    <style:style style:name="T62" style:family="text">
      <style:text-properties style:text-position="0% 100%" fo:font-style="normal" fo:font-weight="normal" officeooo:rsid="025d9a51" style:font-style-asian="normal" style:font-weight-asian="normal" style:font-style-complex="normal" style:font-weight-complex="normal"/>
    </style:style>
    <style:style style:name="T63" style:family="text">
      <style:text-properties officeooo:rsid="026163b5"/>
    </style:style>
    <style:style style:name="T64" style:family="text">
      <style:text-properties officeooo:rsid="02645d91"/>
    </style:style>
    <style:style style:name="T65" style:family="text">
      <style:text-properties officeooo:rsid="026545de"/>
    </style:style>
    <style:style style:name="T66" style:family="text">
      <style:text-properties officeooo:rsid="026617c7"/>
    </style:style>
    <style:style style:name="T67" style:family="text">
      <style:text-properties officeooo:rsid="0267de28"/>
    </style:style>
    <style:style style:name="T68" style:family="text">
      <style:text-properties officeooo:rsid="02684482"/>
    </style:style>
    <style:style style:name="T69" style:family="text">
      <style:text-properties officeooo:rsid="026b2a8e"/>
    </style:style>
    <style:style style:name="T70" style:family="text">
      <style:text-properties officeooo:rsid="026caee5"/>
    </style:style>
    <style:style style:name="T71" style:family="text">
      <style:text-properties officeooo:rsid="026e6a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Emphasis"><text:span text:style-name="T8">Chapter 14: Some agitated holidays</text:span></text:span></text:h>
      <text:h text:style-name="P1" text:outline-level="3"><text:span text:style-name="Emphasis"><text:span text:style-name="T7"/></text:span></text:h>
      <text:p text:style-name="P13"><text:span text:style-name="Emphasis"><text:span text:style-name="T9">The holidays had come quickly, distracting the students, and blowing a wind of freedom all over. However, Vladmir knew they would bring trouble for him. On the one hand, he would spend a week at Neville’s. On the other, he would have to assist to a trail behind closed doors. O joy! Especially since Rita Skeeter, in the name of the Daily Prophet, was rummaging through his family’s affairs in Eastern Europe. She was having a field day writing slanderous articles. After having </text:span></text:span><text:span text:style-name="Emphasis"><text:span text:style-name="T10">sunk down Hogwarts’ Headmaster, the “journalist” now tried to do the same with the Kemenovs. She would have been perfect at her job in the society column, not in the British politics section.</text:span></text:span></text:p>
      <text:p text:style-name="P13"><text:span text:style-name="Emphasis"><text:span text:style-name="T10">Thus, a very unenthusiastic Vladmir dozed off against the window of the Hogwarts Express. In front of him, Neville was avidly reading an Herbology treaty, while Kevin had slouched over his bag and slept like a log. According to what Vlad had understood, as soon as he got off the train, Kevin would need to catch another one to the west coast to get back home late at night. His family, as they were exclusively Muggles, could not come pick him up in London. So Vlad and Neville let him sleep, making as little noise as possible.</text:span></text:span></text:p>
      <text:p text:style-name="P13"><text:span text:style-name="Emphasis"><text:span text:style-name="T10">Vlad watched the snowed over mountains fly past the window, feeling some nostalgia for his country. He missed the biting cold of the Russian winter. The snow mantle on the streets… The pale Sun on the colours houses of Saint Petersburg.</text:span></text:span></text:p>
      <text:p text:style-name="P13"><text:span text:style-name="Emphasis"><text:span text:style-name="T10">“Vlad… Vlad, we’re almost there,” Neville whispered.</text:span></text:span></text:p>
      <text:p text:style-name="P13"><text:span text:style-name="Emphasis"><text:span text:style-name="T10">Vladmir slowly opened his eyes, realising that he had actually slept against the train window. Indeed, the train was slowing down, and the first houses of London were appearing. The Russian </text:span></text:span><text:span text:style-name="Emphasis"><text:span text:style-name="T11">passed a hand through his hair, and made his usual ponytail. </text:span></text:span><text:span text:style-name="Emphasis"><text:span text:style-name="T12">He then straightened the thick fabric of his tunic and adjusted the collar of his robes, while Neville looked at him, smiling.</text:span></text:span></text:p>
      <text:p text:style-name="P13"><text:span text:style-name="Emphasis"><text:span text:style-name="T12">“You know, Vlad, my grand-mother isn’t going to bite you if your outfit is not perfect!”</text:span></text:span></text:p>
      <text:p text:style-name="P13"><text:span text:style-name="Emphasis"><text:span text:style-name="T12">“I have manners, dear,” the Russian boy retorted, falsely haughty. “And even an unofficial presentation to the matriarch of a family as prestigious as yours can’t happen in a dishevelled outfit.”</text:span></text:span></text:p>
      <text:p text:style-name="P13"><text:span text:style-name="Emphasis"><text:span text:style-name="T12">“Bummer then,” Kevin sleepy voice whispered.</text:span></text:span></text:p>
      <text:p text:style-name="P13"><text:span text:style-name="Emphasis"><text:span text:style-name="T12">The two noble boys turned their gaze to the other Ravenclaw. He was </text:span></text:span><text:span text:style-name="Emphasis"><text:span text:style-name="T13">sporting a pitiful look, looking at his creased clothes and his cow-lick because of his nap.</text:span></text:span></text:p>
      <text:p text:style-name="P13"><text:span text:style-name="Emphasis"><text:span text:style-name="T13">“Don’t you listen to this stupid Russian, you are perfect as you are,” Neville reassured him.</text:span></text:span></text:p>
      <text:p text:style-name="P13"><text:span text:style-name="Emphasis"><text:span text:style-name="T13">Kevin didn’t answer, but he sighed in relief. He didn’t want to leave a bad impression on his friends’ families… He then realised that both of them were kindly laughed at him, and he couldn’t help but imitate them. They thus caught their things in good humour and stepped in the small corridor of the Hogwarts Express.</text:span></text:span></text:p>
      <text:p text:style-name="P13"><text:span text:style-name="Emphasis"><text:span text:style-name="T13">Said corridors were agitated, as very few students stayed at school, and one could feel the students getting impatient to celebrate the holidays. Some Muggle-born students proudly wore a red-fur-and-white-bobble Father Christmas hat, under the curious or sneering looks of unknowing Pure-bloods.</text:span></text:span></text:p>
      <text:p text:style-name="P13"><text:soft-page-break/><text:span text:style-name="Emphasis"><text:span text:style-name="T13">“Don’t wizards know Father Christmas?” Kevin asked, surprised to see their Slytherin friends point at the hats with mocking laughs. All the students were waiting for the train to completely stop before rushing down on the platform.</text:span></text:span></text:p>
      <text:p text:style-name="P13"><text:span text:style-name="Emphasis"><text:span text:style-name="T13">“No, it’s a Muggle tradition only a few centuries old. Wizards don’t believe in divine beings and Father Christmas is linked to the Christian tradition of Saint Nicholas,” Vlad told him as he watched King’s Cross station appear out the window.</text:span></text:span></text:p>
      <text:p text:style-name="P13"><text:span text:style-name="Emphasis"><text:span text:style-name="T13">“The wizarding tradition is to celebrate the winter solstice, which marks a peak in natural magical energy. Muggles brought us some novelties, like presents and tinsels…” Neville completed.</text:span></text:span></text:p>
      <text:p text:style-name="P13"><text:span text:style-name="Emphasis"><text:span text:style-name="T13">“And the fir trees? </text:span></text:span><text:span text:style-name="Emphasis"><text:span text:style-name="T14">I’ve seen Hagrid carry several…”</text:span></text:span></text:p>
      <text:p text:style-name="P13"><text:span text:style-name="Emphasis"><text:span text:style-name="T14">“Non, trees </text:span></text:span><text:span text:style-name="Emphasis"><text:span text:style-name="T15">symbolise</text:span></text:span><text:span text:style-name="Emphasis"><text:span text:style-name="T14"> life and rebirth. Fir trees, spruce</text:span></text:span><text:span text:style-name="Emphasis"><text:span text:style-name="T15"> trees</text:span></text:span><text:span text:style-name="Emphasis"><text:span text:style-name="T14">… </text:span></text:span><text:span text:style-name="Emphasis"><text:span text:style-name="T15">All conifers are used to represent longevity. It is common to place a fir tree in the entrance hall of wizarding homes for the new year.”</text:span></text:span></text:p>
      <text:p text:style-name="P13"><text:span text:style-name="Emphasis"><text:span text:style-name="T15">Kevin nodded, thoughtful, and followed the line of students bumping into each other in a happy mess out of the Hogwarts Express. On the platform, cries of joy accompanied family reunions, and Neville looked to see his grand-mother. He sighed and grimaced.</text:span></text:span></text:p>
      <text:p text:style-name="P13"><text:span text:style-name="Emphasis"><text:span text:style-name="T15">“Of course, she had to wear </text:span></text:span><text:span text:style-name="Emphasis"><text:span text:style-name="T34">this</text:span></text:span><text:span text:style-name="Emphasis"><text:span text:style-name="T15"> hat…” the young Longbottom mumbled, leading his friends to a severe-looking old woman. Kevin and Vladmir could see her wear a thick bright green hat, with a stuffed bird attached to it.</text:span></text:span></text:p>
      <text:p text:style-name="P13"><text:span text:style-name="Emphasis"><text:span text:style-name="T15">“The acme of fashion,” Vlad chuckled.</text:span></text:span></text:p>
      <text:p text:style-name="P13"><text:span text:style-name="Emphasis"><text:span text:style-name="T15">“Shut up, she loves that hat,” Neville growled. “It’s the last present my grand-father gave her.”</text:span></text:span></text:p>
      <text:p text:style-name="P13"><text:span text:style-name="Emphasis"><text:span text:style-name="T15">The Russian boy gave him a sorry smile, and they all arrived in front of the old woman.</text:span></text:span></text:p>
      <text:p text:style-name="P13"><text:span text:style-name="Emphasis"><text:span text:style-name="T15">“Neville! By Merlin, look at you! As clumsy as ever!”, the matriarch declared as she looked wearily at her grandson stumble in front of her. Good morning boys. I think I am not mistaken to assume you are Vladmir and Kevin.”</text:span></text:span></text:p>
      <text:p text:style-name="P13"><text:span text:style-name="Emphasis"><text:span text:style-name="T15">“You are not, madam,” Kevin responded with a shy smile, surprised by the welcoming. “I am Kevin Entwhistle, pleased to meet you.”</text:span></text:span></text:p>
      <text:p text:style-name="P13"><text:span text:style-name="Emphasis"><text:span text:style-name="T15">“Vladmir Vassilievitch Kemenov,” Vlad introduced himsel</text:span></text:span><text:span text:style-name="Emphasis"><text:span text:style-name="T16">f, </text:span></text:span><text:span text:style-name="Emphasis"><text:span text:style-name="T17">slightly bowing before her.</text:span></text:span></text:p>
      <text:p text:style-name="P13"><text:span text:style-name="Emphasis"><text:span text:style-name="T17">“Augusta Longbottom,” she said with a smile. “I am pleased to finally meet the friends of my good-for-nothing grandson! Right boys! I think we’ll go.”</text:span></text:span></text:p>
      <text:p text:style-name="P13"><text:span text:style-name="Emphasis"><text:span text:style-name="T17">With a supple gesture, she took her wand out of an enormous red bag and pointed it to the three boys’ suitcases.</text:span></text:span></text:p>
      <text:p text:style-name="P13"><text:span text:style-name="Emphasis"><text:span text:style-name="T17">“Err… Madam? I…” Kevin tried, uncertain, as their cases, shrunk down, disappeared in Mrs. Longbottom’s pockets.</text:span></text:span></text:p>
      <text:p text:style-name="P13"><text:span text:style-name="Emphasis"><text:span text:style-name="T17">“</text:span></text:span><text:span text:style-name="Emphasis"><text:span text:style-name="T18">No ‘buts’ my boy! I know you have a train to take to get back home, so we’ll go to the counter, cancel your ticket, and I’ll accompany you!” the old lady ordered.</text:span></text:span></text:p>
      <text:p text:style-name="P13"><text:span text:style-name="Emphasis"><text:span text:style-name="T19">Thus, pulling an astounded Kevin behind her, Augusta Longbottom guided them through the Muggle station without leaving the Ravenclaw enough time to protest. In a few minutes, she had everything done, advising him to call his family about his arrival before pointing to a public phone booth.</text:span></text:span></text:p>
      <text:p text:style-name="P13"><text:soft-page-break/><text:span text:style-name="Emphasis"><text:span text:style-name="T19">“Your grand-mother is frightening,” Vladmir said, seeing the matriarch do everything. The two boys observed Kevin in the telephone booth.</text:span></text:span></text:p>
      <text:p text:style-name="P13"><text:span text:style-name="Emphasis"><text:span text:style-name="T19">“When she has something in mind, nothing can stop her,” Neville sighed. “The thing is, we are quite out of character for Muggles…”</text:span></text:span></text:p>
      <text:p text:style-name="P13"><text:span text:style-name="Emphasis"><text:span text:style-name="T19">Indeed, as they had not thought they would cross to the Muggle side, the two boys and the old lady were catching the attention with their typically wizarding outfits and the stuffed bird. Only Kevin was not</text:span></text:span><text:span text:style-name="Emphasis"><text:span text:style-name="T35"> that </text:span></text:span><text:span text:style-name="Emphasis"><text:span text:style-name="T19">out-of-place. However, Augusta Longbottom was </text:span></text:span><text:span text:style-name="Emphasis"><text:span text:style-name="T20">keeping her eye on him, </text:span></text:span><text:span text:style-name="Emphasis"><text:span text:style-name="T21">brooding him</text:span></text:span><text:span text:style-name="Emphasis"><text:span text:style-name="T20"> like an eccentric grand-mother could do.</text:span></text:span></text:p>
      <text:p text:style-name="P13"><text:span text:style-name="Emphasis"><text:span text:style-name="T20">Then, as Kevin came back with a contrite smile, the old lady </text:span></text:span><text:span text:style-name="Emphasis"><text:span text:style-name="T21">led them to a dark corner of the station, taking an old mobile phone out of her holdall. The two boys gave the young Muggle-born an explanation on Portkeys and they left King’s Cross, landing in front an elegant house on a large street. The passers-by did not turn their heads after their sensational arrival.</text:span></text:span></text:p>
      <text:p text:style-name="P13"><text:span text:style-name="Emphasis"><text:span text:style-name="T21">“Welcome to Old Street!” Neville exclaimed.</text:span></text:span></text:p>
      <text:p text:style-name="P13"><text:span text:style-name="Emphasis"><text:span text:style-name="T21">“Is it a wizarding street?” Kevin asked, confused.</text:span></text:span></text:p>
      <text:p text:style-name="P13"><text:span text:style-name="Emphasis"><text:span text:style-name="T21">“Of course! London’s magical centre is not just Diagon Alley. It’s the shopping district, but there is a whole network of residential magical streets. Old Street is where most of the wizarding nobility have their London manors,” the matriarch explained as they climbed the stairs </text:span></text:span><text:span text:style-name="Emphasis"><text:span text:style-name="T22">to the door.</text:span></text:span></text:p>
      <text:p text:style-name="P13"><text:span text:style-name="Emphasis"><text:span text:style-name="T22">Kevin and Vlad observed the numerous houses with elegant, and sometimes strange façades, which the Muggle-born pointed out. Indeed, a Victorian manors had a medieval tower in its centre, and a Renaissance-style one with a floor bigger than its base without any pillar, giving it a wonky look…</text:span></text:span></text:p>
      <text:p text:style-name="P13"><text:span text:style-name="Emphasis"><text:span text:style-name="T22">“Architectural spells. Houses are bigger on the inside than what you can see, thus they seem wobbly,” Vlad said as they stepped in the entrance hall.</text:span></text:span></text:p>
      <text:p text:style-name="P13"><text:span text:style-name="Emphasis"><text:span text:style-name="T22">And the two Ravenclaws smiled </text:span></text:span><text:span text:style-name="Emphasis"><text:span text:style-name="T23">at what they saw in front of them. The masks had fallen as soon as the door was closed. Augusta Longbottom held her grandson tenderly.</text:span></text:span></text:p>
      <text:p text:style-name="P13"><text:span text:style-name="Emphasis"><text:span text:style-name="T23">“Welcome back home, sweetie.”</text:span></text:span></text:p>
      <text:p text:style-name="P13"><text:span text:style-name="Emphasis"><text:span text:style-name="T23">“Thanks gran,” the Gryffindor sighed, putting his head on his grand-mother’s chest.</text:span></text:span></text:p>
      <text:p text:style-name="P13"><text:span text:style-name="Emphasis"><text:span text:style-name="T23">Kevin then realised the real love that existed between the two Longbottoms and looked at Vladmir. He had warned him. He had told him about the subterfuges, that Pure-bloods were not what they seemed to be. </text:span></text:span><text:span text:style-name="Emphasis"><text:span text:style-name="T24">About the outward appearance they maintained in public. The small Ravenclaw had already seen the difference between the naive and clumsy Neville from Gryffindor, and the confident and cunning Neville who would have deserved to be in Slytherin. He had seen the difference between the amicable and smiling Vladmir in Ravenclaw, and the cold and dangerous Russian… Now, he was seeing an authoritarian and despising old lady becoming and warm and loving grand-mother. It was at this moment that Kevin fully realised he had stepped foot in a world completely different from his small Muggle village on England’s coast.</text:span></text:span></text:p>
      <text:p text:style-name="P13"><text:span text:style-name="Emphasis"><text:span text:style-name="T24">“Well boy, I gotta take you back to your house!”</text:span></text:span></text:p>
      <text:p text:style-name="P13"><text:span text:style-name="Emphasis"><text:span text:style-name="T24">Their first night </text:span></text:span><text:span text:style-name="Emphasis"><text:span text:style-name="T25">thus went by… Vladmir and Neville had watched Kevin disappear after promising to send him postal owls regularly. Augusta Longbottom, pleased to see her grandson finally making friends with boys his age, came back with tickets for a wizarding theatre. She had been brooding </text:span></text:span><text:soft-page-break/><text:span text:style-name="Emphasis"><text:span text:style-name="T25">them the following days, always finding them something to do… Walking in the Muggle London, visiting the Ministry of Magic, discovering emblematic English magical sites… They hadn’t seen time fly by.</text:span></text:span></text:p>
      <text:p text:style-name="P13"><text:span text:style-name="Emphasis"><text:span text:style-name="T25">Three days after the start of the holidays, Vladmir and Neville were strolling in the wizarding streets of down-town London, which Vladmir didn’t know yet, taking advantage of the occasion to buy Christmas presents. They avoided Diagon Alley, favouring small, parallel shopping alleyways, being more interesting and less busy, because they were not known by Muggle-borns.</text:span></text:span></text:p>
      <text:p text:style-name="P13"><text:span text:style-name="Emphasis"><text:span text:style-name="T25">The boys had found a series of book on wizarding traditions and etiquette for Kevin. The old and perfectly kept edition was splendid. It was made out of 12 tomes, and was originally for the instruction of young wizards of noble families. The bookshop on Diagon Alley would not sell it… Too many prejudices on Muggle-borns could be found inside, but that part was also interesting and would captivate Kevin. </text:span></text:span><text:span text:style-name="Emphasis"><text:span text:style-name="T26">Nah, the only good bookshops were on Bowtruckle Alley, were the wizarding luxury shops were.</text:span></text:span></text:p>
      <text:p text:style-name="P13"><text:span text:style-name="Emphasis"><text:span text:style-name="T26">After some unsuccessful tries, they also found goblin jewellery in a sombre alleyway reserved to supernatural creatures. The small, finely crafted bracelet was filled to the brim with protection spells, and Neville had let the Russian handle the negotiations. Using Gobbledegook, Vladmir had demonstrated his perfect knowledge of goblin traditions and assured that after the death of the future owner, the small piece of jewellery would go back to the forger’s clan by right. Contented to see that his </text:span></text:span><text:span text:style-name="Emphasis"><text:span text:style-name="T27">work</text:span></text:span><text:span text:style-name="Emphasis"><text:span text:style-name="T26"> would not end up in the hands of a “wizard-thief” who would keep </text:span></text:span><text:span text:style-name="Emphasis"><text:span text:style-name="T27">it as heirloom, the short being gave them a goblin price, and Neville opened his eyes wide when he was told it would cost him 60 Galleons. A wizard would have paid thousands… Vladmir had to tell him that, actually, wizards rented the goblins their jewellery, and that each descendant would have to pay rent, or give it back to the forger, neither of which they did. Thus, and with the high demand, made the price rise spectacularly.</text:span></text:span></text:p>
      <text:p text:style-name="P13"><text:span text:style-name="Emphasis"><text:span text:style-name="T27">After Hermione’s gift, the boys started to despair. They could not find anything to give their respective guardians, and Vladmir wished to find one for Augusta and Neville for Katya… They had been searching for hours…</text:span></text:span></text:p>
      <text:p text:style-name="P13"><text:span text:style-name="Emphasis"><text:span text:style-name="T27">They were looking attentively at the shelves of a magical jewellery shop when the entrance bell rang.</text:span></text:span></text:p>
      <text:p text:style-name="P13"><text:span text:style-name="Emphasis"><text:span text:style-name="T27">“Vladmir, Neville?”</text:span></text:span></text:p>
      <text:p text:style-name="P13"><text:span text:style-name="Emphasis"><text:span text:style-name="T27">The partners in crime turned to see two blond carbon-copies, if you excluded the age difference.</text:span></text:span></text:p>
      <text:p text:style-name="P13"><text:span text:style-name="Emphasis"><text:span text:style-name="T27">“Draco, Lord Malfoy,” Vladmir greeted them.</text:span></text:span></text:p>
      <text:p text:style-name="P13"><text:span text:style-name="Emphasis"><text:span text:style-name="T27">“Young Kemenov, </text:span></text:span><text:span text:style-name="Emphasis"><text:span text:style-name="T36">Heretem</text:span></text:span><text:span text:style-name="Emphasis"><text:span text:style-name="T27"> Longbottom… I am surprised to see you here.”</text:span></text:span></text:p>
      <text:p text:style-name="P13"><text:span text:style-name="Emphasis"><text:span text:style-name="T27">The said boys both grimaced at the same time, declaring they were looking for presents for their family, which made the Malfoy patriarch smile.</text:span></text:span></text:p>
      <text:p text:style-name="P13"><text:span text:style-name="Emphasis"><text:span text:style-name="T27">“I have to say, we are here for the same thing.”</text:span></text:span></text:p>
      <text:p text:style-name="P13"><text:span text:style-name="Emphasis"><text:span text:style-name="T27">“Mother adores jewellery, so it is easier to </text:span></text:span><text:span text:style-name="Emphasis"><text:span text:style-name="T28">find ideas to please here,” Draco nodded, stepping towards the display that had caught Vlad and Neville’s attention a few minutes before.</text:span></text:span></text:p>
      <text:p text:style-name="P13"><text:span text:style-name="Emphasis"><text:span text:style-name="T28">“I think I recall your grand-mother </text:span></text:span><text:span text:style-name="Emphasis"><text:span text:style-name="T29">greatly appreciating runic magic artefacts, when your father was a student,” Lucius Malfoys told Neville, who blushed and stuttered a discreet thanks. He preferred </text:span></text:span><text:soft-page-break/><text:span text:style-name="Emphasis"><text:span text:style-name="T29">not to ask how the Lord managed to get this information, as he theoretically did not know his father outside aristocratic circles… and this type of information didn’t go through them…</text:span></text:span></text:p>
      <text:p text:style-name="P13"><text:span text:style-name="Emphasis"><text:span text:style-name="T29">Feeling they would find neither answers nor ideas, Neville and Vlad rapidly took their leave of the blonds and left the shop.</text:span></text:span></text:p>
      <text:p text:style-name="P13"><text:span text:style-name="Emphasis"><text:span text:style-name="T29">“The trial is tomorrow.”</text:span></text:span></text:p>
      <text:p text:style-name="P13"><text:span text:style-name="Emphasis"><text:span text:style-name="T29">Vladmir froze in the entrance, but didn’t look back, while Neville looked back to see Lucius Malfoy looking at them intensely.</text:span></text:span></text:p>
      <text:p text:style-name="P13"><text:span text:style-name="Emphasis"><text:span text:style-name="T29">“I know.”</text:span></text:span></text:p>
      <text:p text:style-name="P13"><text:span text:style-name="Emphasis"><text:span text:style-name="T29">“I will see you very soon then, young Kemenov.”</text:span></text:span></text:p>
      <text:p text:style-name="P13"><text:span text:style-name="Emphasis"><text:span text:style-name="T29">Vladmir got out groaning, his friend looking at him sorrily. He had voluntarily occulted the trial to be tranquil, but this freaking Malfoy had to remind him.</text:span></text:span></text:p>
      <text:p text:style-name="P13"><text:span text:style-name="Emphasis"><text:span text:style-name="T29">“That what you were talking about with Grand-mother,” Neville </text:span></text:span><text:span text:style-name="Emphasis"><text:span text:style-name="T30">observed, walking to a small shop nestled between two bookshops.</text:span></text:span></text:p>
      <text:p text:style-name="P13"><text:span text:style-name="Emphasis"><text:span text:style-name="T30">“Yes. It will start at 9 o’clock tomorrow morning, and we will try to make it end during the same day. I think it will be particularly intense.”</text:span></text:span></text:p>
      <text:p text:style-name="P13"><text:span text:style-name="Emphasis"><text:span text:style-name="T30">“In camera?”</text:span></text:span></text:p>
      <text:p text:style-name="P13"><text:span text:style-name="Emphasis"><text:span text:style-name="T30">“Of course. No journalist, no curtain-twitcher, anti-Animagi and anti-charms barriers…”</text:span></text:span></text:p>
      <text:p text:style-name="P13"><text:span text:style-name="Emphasis"><text:span text:style-name="T30">“Maximal protection?” Neville asked, surprised.</text:span></text:span></text:p>
      <text:p text:style-name="P13"><text:span text:style-name="Emphasis"><text:span text:style-name="T30">“It’s Dumbledore, not a petty thief. There will be representatives from the International Confederation of Wizards…”</text:span></text:span></text:p>
      <text:p text:style-name="P13"><text:span text:style-name="Emphasis"><text:span text:style-name="T30">On these words, Vladmir entered the shop, asking his friend not to talk about that any more. He would have enough to do the next day. Neville had seen his friend </text:span></text:span><text:span text:style-name="Emphasis"><text:span text:style-name="T31">write and receive an enormous amount of letters with his aunt and their lawyers to prepare the trial. He perfectly understood that he wanted to get a calm day before the storm.</text:span></text:span></text:p>
      <text:p text:style-name="P3"><text:span text:style-name="Emphasis"><text:span text:style-name="T7">.</text:span></text:span><text:span text:style-name="Emphasis"><text:span text:style-name="T37">oOo.</text:span></text:span></text:p>
      <text:p text:style-name="P13"><text:span text:style-name="Emphasis"><text:span text:style-name="T32">The calm before the storm… Vladmir sighed when he remembered the previous day. They had gotten the remaining gifts and had avoided to mention the trial, finishing their shopping in good humour. But now, as he waited in front of audience room number 7 in the Department of Magical Law Enforcement, he was starting to feel stressed out. Katya was not yet arrived and he was alone in a pretty doleful corridor, with an accreditation badge to the secure level of the Department on his chest.</text:span></text:span></text:p>
      <text:p text:style-name="P13"><text:span text:style-name="Emphasis"><text:span text:style-name="T32">He had been taken his wand at the entry, and the whole audience room would be in the same situation. So the young Russian felt naked, vulnerable. He knew how to defend himself without his wand, but he always felt this characteristic empty space.</text:span></text:span></text:p>
      <text:p text:style-name="P13"><text:span text:style-name="Emphasis"><text:span text:style-name="T32">“</text:span></text:span><text:span text:style-name="Russe"><text:span text:style-name="T32">Ready, Kitty?</text:span></text:span><text:span text:style-name="Russe"><text:span text:style-name="T33">”</text:span></text:span></text:p>
      <text:p text:style-name="P36">“<text:span text:style-name="T38">No,</text:span><text:span text:style-name="T41">” the young Russian grumbled as he observed his aunt, who had suddenly appeared in front of him.</text:span></text:p>
      <text:p text:style-name="P14"><text:soft-page-break/><text:span text:style-name="T41">“</text:span><text:span text:style-name="T38">As grumpy as ever without his wand</text:span><text:span text:style-name="T41">,” Sergei’s low voice mused, before laughing </text:span><text:span text:style-name="T42">at the young boy’s vulgar response.</text:span></text:p>
      <text:p text:style-name="P22">Katya hit him on the head, advising him to check his words. She was going to add something when the door of the room opened silently to let a court bailiff out, wearing the official Wizengamot purple robes.</text:p>
      <text:p text:style-name="P15"><text:span text:style-name="T41">“Lady Katya Kemenov, Lord Vladmir Kemenov, Clan Chief Sergei Pokhastovin</text:span><text:span text:style-name="T43">e,” the bailiff called, looking at the three Russians in front of the door.</text:span></text:p>
      <text:p text:style-name="P15"><text:span text:style-name="T43">“</text:span><text:span text:style-name="T39">Well</text:span><text:span text:style-name="T43">,” Katya smiled like a particularly vicious shark… “</text:span><text:span text:style-name="T39">It’s time</text:span><text:span text:style-name="T43">…”</text:span></text:p>
      <text:p text:style-name="P23">They entered the small audience room and immediately faced about thirty people aligned on a platform. Vladmir knew all the faces, associating every one to a great family’s name, like the current Minister of Magic, as well as some less-known Half-Bloods. They had been named while the official holders of the seats were not of age… It was the case for the Potter and Vongarden seats.</text:p>
      <text:p text:style-name="P23">The Wizengamot tribunal had fully assembled. Only one seat was empty: Albus Dumbledore’s. At the old mage’s place, a severe-looking woman was seated in the session president’s seat. Amelia Bones was looking intensely at the young Russian, who politely bowed his head before looking at the other people in the room.</text:p>
      <text:p text:style-name="P16"><text:span text:style-name="T41">One row under the official members’ platform, some people also waited to the start of the trial. Two court clerks, as well as the two layers and three witnesses. Sergei was sitting there and Vladmir noticed the presence of a Hobgoblin wearing Gringott’s coat of arms, as well as a young Mediwi</text:span><text:span text:style-name="T44">tch</text:span><text:span text:style-name="T41">. Finally, looking around, he saw the </text:span><text:span text:style-name="T45">main interested party, alone on the dock. Behind him, several Aurors were standing silently. Albus Dumbledore seemed annoyed to be there, but he was slightly and confidently smiling in a way that irritated Vladmir. The old mage seemed so sure of himself that he hadn’t called witnesses… Or he didn’t have any… This thought calmed the young Russian.</text:span></text:p>
      <text:p text:style-name="P24">After the official presentations, the two Kemenovs got to the seats on the left, the ones reserved for the plaintiffs, and Vladmir noticed the presence of four unknown people on the seats on the other side of the room, all wearing dark green robes embroidered with a silver circle.</text:p>
      <text:p text:style-name="P17"><text:span text:style-name="T41">“</text:span><text:span text:style-name="T38">Representatives from the ICW</text:span><text:span text:style-name="T41">,” Katya informed him. “</text:span><text:span text:style-name="T38">This is Sun-Li Zhao, from China, Abraão Jamèz, from Brazil, Aaish Bensatif, from Morocco, and Irmhild Vonhelmutten, from Germany</text:span><text:span text:style-name="T41">.”</text:span></text:p>
      <text:p text:style-name="P24">Indeed, Albus Dumbledore was so sure of himself, and yet the International Confederation of Wizards had sent four representatives at his trial… The attention of the whole room went to Amelia Bones, who was standing up.</text:p>
      <text:p text:style-name="P17"><text:span text:style-name="T41">“We are assembled today to handle the complaint from Katya Annapovna Kemenov against Albus Percival Wulfric Brian Dumbledore. The </text:span><text:span text:style-name="T46">full indictment is in the file that you have been given earlier. For the benefit of the witnesses, let me remind you that it is about dissimulation of a will and illegal appropriation of legal guardian of Harry James Potter. Mr Bulbragon, representing the plaintiff, may now speak.”</text:span></text:p>
      <text:p text:style-name="P17"><text:span text:style-name="T46">“Thank you Judge Bones,” the Kemenovs’ lawyer declared, standing up. “My Lords, let me tell you a short story. It starts with a well-known fact. On October 31 1981, an infamous Dark Mage </text:span><text:soft-page-break/><text:span text:style-name="T46">murders Lord Potter, Auror, and his wife, Unspeakable. They leave their son. Harry James Potter, is, </text:span><text:span text:style-name="T48">de facto</text:span><text:span text:style-name="T4">, the heir of one of the most ancient families of our world, as well as one of the richest. On November 1, at 8 o’clock on the morning, at the opening of the offices of the Department of Magical Law Enforcement, Albus Dumbledore asks for an emergency session and, </text:span><text:span text:style-name="T5">amid the confusion, claims the legal guardianship of the Potter heir. It is given to him, giving him simultaneously the stranglehold on the family vaults and their seat in the Wizengamot. Did anyone find it strange that a Lord as important as Lord Potter had no disposition for his one and only heir? No. Did anyone find it strange that Albus Dumbledore leave a noble family’s heir under the guardianship of Muggles? No. Did anyone find it strange that in </text:span><text:span text:style-name="T49">eleven years</text:span><text:span text:style-name="T5">, the same Albus Dumbledore never realised that his ward never even step foot inside the house of said Muggles? In fact, Lord Potter happened to have written a will. It was registered by the Culligan solicitors. However, their practice had been completely destroyed by a fire on the night of the 31</text:span><text:span text:style-name="T50">st</text:span><text:span text:style-name="T52">, killing the solicitor that was present at the time of the writing of the will.”</text:span></text:p>
      <text:p text:style-name="P25">The lawyer took some time to stop and breathe deeply, satisfied to see the whole audience room hanging onto his every word.</text:p>
      <text:p text:style-name="P18"><text:span text:style-name="T51">“This will was found by the goblins, and the evidence is damning. Albus bribed the goblin responsible with the will, and asked for its destruction. The three witnesses were silenced. Lily Potter is dead; Mr Xanvier Culligan is dead; the goblin Goprictk has betrayed his nation. As the three witnesses were not able to, justice could not be asked for. In the name of my clients, I ask for the complete destitution of any official functions Albus Dumbledore holds, as well as damages proportional to the </text:span><text:span text:style-name="T53">offence.”</text:span></text:p>
      <text:p text:style-name="P26">The lawyer fell silent, leaving a silence that was shaking with indignation. They had all heard the broad lines of the accusations, but the details were horrible. Albus Dumbledore had slightly paled because the prosecution implied that he also had killed to get the young Potter’s guardianship.</text:p>
      <text:p text:style-name="P26">“Mr Copfields, defence lawyer, you may now speak,” the Judged declared coldly.</text:p>
      <text:p text:style-name="P19"><text:span text:style-name="T51">“Judge Bones, My Lords, I am in front of you today as the lawyer of a person that is mortified to have wronged the Potter Clan this way. Albus Dumbledore, as you all know, is an upstanding mage. After the Death of James Potter and his wife, he went to the scene and found the young Harry, still alive. A few months earlier, he had promised his parents that he would protect their heir. They were threatened, living under Fidelius Charm and feared for their life. It is to uphold this promise that Mr Dumbledore, noticing that Gringott’s didn’t signal a will to the Department of Magical Law Enforcement, quickly asked for the guardianship of his ward. He had no other goal than the safety of the young Potter, knowing he had just destroyed the greatest Dark Mage of our generation, and that he would be a target for </text:span><text:span text:style-name="T54">Death-Eaters furious about the loss of their master. My client denies having known about any will until October 31 of the current year.”</text:span></text:p>
      <text:p text:style-name="P19"><text:span text:style-name="T54">“</text:span><text:span text:style-name="T55">Thank you Mr Copfields…” Amelia Bones concluded.</text:span></text:p>
      <text:p text:style-name="P20"><text:span text:style-name="T51">Murmurs ran through the honourable members’ ranks, as Vladmir and Katya looked daggers at Hogwarts’ Headmaster. Three </text:span><text:span text:style-name="T56">gavel knock silenced the audience room and the interim Chief Warlock asked for the testimonies, each more </text:span><text:span text:style-name="T57">deplorable than the last. After taking an oath to tell only the truth under the wand of one of the only armed people of the room, the hobgoblin denounced the betrayal of the goblin responsible for the Potter vaults and the discovery of the will </text:span><text:soft-page-break/><text:span text:style-name="T57">in one of the vaults of the Dumbledore family. He finished his testimony with the content of the will. He brought forward memories as proof, memories which were shown to an assembly that was increasingly revolted. Sergei did the same, in his role as the Kemenovs’ chief security officer. </text:span><text:span text:style-name="T58">His memories of the questioning of the mercenaries under Veritaserum came as a bombshell. Albus Dumbledore had sullied on the Kemenov family’s privacy. As for the Mediwitch, she was giving the results of the filiation potion in person, making Katya Kemenov officially part of the Potter family.</text:span></text:p>
      <text:p text:style-name="P27">“Mr Dumbledore,” a member of the Wizengamot that Vladmir recognised as Lucius Malfoy said. “The law on protection of magical children forbids putting a known wizard or witch under the care of a Muggle family in paragraph 7.4. Could we know the reason for your offence?”</text:p>
      <text:p text:style-name="P21"><text:span text:style-name="T51">Albus Dumbledore, called in the middle of the room, seemed more tired than ever. Despite his tallness and natural presence, he seemed </text:span><text:span text:style-name="T59">stooped because of the successive accusations. First, Augusta Longbottom, </text:span><text:span text:style-name="T60">who had furiously </text:span><text:span text:style-name="T61">challenged him on the reasons to take the young Potter away from the wizarding world that idolised him had not convinced the Wizengamot. Dumbledore didn’t want to tell the court his real motivation… not yet… and Lucius Malfoy’s question had just made things worse.</text:span></text:p>
      <text:p text:style-name="P28">“I sent Harry live with his aunt for the blood protection she could ensure. No ill-intended person could get through the barrier.”</text:p>
      <text:p text:style-name="P21"><text:span text:style-name="T61">“Ill-intended?” Cornelius Fudge contemptuously sniffed, delighted to see his personal enemy </text:span><text:span text:style-name="T62">weak.</text:span></text:p>
      <text:p text:style-name="P29">“Many Death-Eaters eager for revenge were still free!”</text:p>
      <text:p text:style-name="P29">“Blood protection is a strong barrier indeed,” Augusta Longbottom conceded. “However, it is even better on the paternal side! Lady Kemenov is better-suited to ensure it than this Muggle.”</text:p>
      <text:p text:style-name="P29">The Kemenov’s lawyer stood up and asked to speak, which the judge immediately agreed to.</text:p>
      <text:p text:style-name="P29">“Honorable members, several interesting questions were risen, but I wish to point out several blurry things. First, Mr Dumbledore, you certified you sent Mr Kemenov to his maternal aunt to protect him. Why haven’t you ever asked after him? You discovered at the start of the school year he never lived in their house, which, truth be told, is outrageous for a guardian. Second, what were the real reasons <text:span text:style-name="T63">that led you to demand my client’s guardianship? Do not tell me about your idea of ‘protection’, I don’t believe a word of it. The Goblins have here a demand for an unjustified transaction of several thousand Galleons. Why? Lastly, do you have anything to do with the fire at the Culligan’s study on the night of October 31, 1981?”</text:span></text:p>
      <text:p text:style-name="P30">Whispers started to grow from the ranks of the Wizengamot and several outraged voices demanded Albus Dumbledore justify his actions once more. The old mage turned to the two Kemenovs and a hatred sparked in his eyes. Vladmir watched him, openly showing his satisfaction, carelessly leaning on his forearms. As for Katya Kemenov, her smile was horrifying as she saw him fall.”</text:p>
      <text:p text:style-name="P30">“… Veritaserum!”</text:p>
      <text:p text:style-name="P31">Everyone turned to a tall, thin, and dark-skinned man who had risen up. The trial had been going on for hours, and everyone was irritated. Vladmir, surprised, recognised Constantus O’Silver, the man that Albus Dumbledore placed in the Potter seat in the Wizengamot. It was an unexpected twist, and, judging by Dumbledore’s face, quite a disaster for him.</text:p>
      <text:p text:style-name="P31"><text:soft-page-break/>“Albus, as close as we can be as friends, and despite everything I owe you, I cannot tolerated what I learned today about your plot. I wish, esteemed colleagues, to use Veritaserum! Albus Dumbledore is our Chief Warlock, is responsible for thousands of children, and his Supreme Mugwump of the greatest reunion of Wizards and Witches in the world,” the man said, pointing at the four representatives from the ICW. “And he refuses to tell us his reasons, even if everything is against him and he <text:span text:style-name="T64">broke</text:span> dozens of laws! An I have to add that he is suspected of the murder of a solicitor <text:span text:style-name="T64">to get to his objectives!”</text:span></text:p>
      <text:p text:style-name="P31">“<text:span text:style-name="T64">Objection!” the defence barrister exclaimed. “My client cannot be put under the effects of the Veritaserum. He is not sensitive to it since the war against Grindelwald.”</text:span></text:p>
      <text:p text:style-name="P31">“<text:span text:style-name="T64">How convenient!” Damocles Rowles, a Pure-Blood known to hate Dumbledore suddenly said ironically. “With that much against him, the only legal serum has no effect on him!”</text:span></text:p>
      <text:p text:style-name="P32">Amelia Bones hit her gavel several times to calm the Wizengamot down, and asked the members for a decision. They left to discuss and, from the deliberation room, one could hear several sputters in the suddenly empty trial room. <text:span text:style-name="T65">However, the case was quickly concluded because a quarter of an hour later, the members of the Wizengamot left the room and resumed their seats.</text:span></text:p>
      <text:p text:style-name="P33">Amelia Bones was still standing up, sombrely observing the wizard that worryingly straightened his long white beard, his blue eyes sparkling not with joy, but apprehension.</text:p>
      <text:p text:style-name="P33">“Albus Dumbledore, you are accused of having broken no less than 24 magical laws. Because of your numerous contributions to our magical society, you shall not be imprisoned in Azkaban. However, given your lack of cooperativeness, you are hereby dismissed from all your ministerial responsibilities, which <text:span text:style-name="T66">are</text:span> your status as Chief Warlock of the Wizengamot and <text:span text:style-name="T66">Grand Sorcerer of the national league. Your Order of Merlin, first class is revoked, as well as your Order of National Knight. Only our colleagues of the International Confederation of Warlocks are competent for your responsibilities of Supreme Mugwump, and we cannot intervene on your status of Hogwarts Headmaster. A negative notice will be sent to the ICW and the Hogwarts Board of Governors.”</text:span></text:p>
      <text:p text:style-name="P33">“<text:span text:style-name="T66">We ask for your attention, Judge Bones,” the Chinese wizard for the ICW, standing up with his colleagues.</text:span></text:p>
      <text:p text:style-name="P33">“<text:span text:style-name="T66">First of all, we thank you for allowing us to watch this trial unfold,” the German lady continued with a thick accent. “Secondly, we are authorised to decide on that matter.”</text:span></text:p>
      <text:p text:style-name="P33">“<text:span text:style-name="T66">In the name of the International Confederation of Warlock, we remove Albus Dumbledore from the status of Supreme Mugwunmp, and discontinue his eligibility to the title.”</text:span></text:p>
      <text:p text:style-name="P34">Katya and Vladmir watched with the same mean smile the Hogwarts Headmaster who, in a five-hour trial, had lost nearly all his titles and responsibilities, under Sergei’s amused gaze. To say that the Kemenovs were not resentful was completely absurd. They liked to put their enemies on a long leash, making them think they were free, before suddenly pulling on it and strangling them.</text:p>
      <text:p text:style-name="P34">“<text:span text:style-name="T38">This was really perfect</text:span>”, Katya purred at the audience room door.</text:p>
      <text:p text:style-name="P34">Several members were still talking in the room as the three Russians waited for their lawyer to come out. However, it was not him who went through the door, but a stooped old man who had just lost everything.</text:p>
      <text:p text:style-name="P34"><text:soft-page-break/>“You!” Albus Dumbledore <text:span text:style-name="T67">spat out when he crossed eyes with the three mocking Russians. “Because of you I…”</text:span></text:p>
      <text:p text:style-name="P35">Sergei did not let the headmaster talk and brutally punched him in the nose, cutting the old wizard’s breath as blood spilled and a sinister crack rang. Immediately, two Aurors surrounded him, pointing their wands at him, while the young Mediwitch who had witnessed ran to Dumbledore.</text:p>
      <text:p text:style-name="P35">“This, old man, is for the offences from the last time. I could not allow myself to do that, lest I get an aggression complaint against me. But the next time you insult Katya or Vladmir, your nose will be the least of your worries,” the vampire said, completely ignoring the Aurors.</text:p>
      <text:p text:style-name="P35">It was on the satisfying image of Albus Dumbledore in blood-covered mauve robes and with a broken nose that the Russians left the place and that Vladmir could get back to his holidays, finally in peace. They would not be bothered by the act, judging by the smirk of the Aurors.</text:p>
      <text:p text:style-name="P2">.<text:span text:style-name="T67">oOo.</text:span></text:p>
      <text:p text:style-name="P5">The rest of his London week was perfect with Neville. Vladmir really appreciated his friend’s grandmother and fully enjoyed his holidays. <text:span text:style-name="T68">The Christmas Eve dinner came, and the Russian was astounded to see not only his aunt and Sergei, but also Kevin, intimidated by the vampire, the ever-curious and fascinated Hermione Granger, and Draco Malfoy who was amused by the reactions of the Muggle-borns.</text:span></text:p>
      <text:p text:style-name="P5">“<text:span text:style-name="T68">Frankly, Neville, you should have told me you were inviting everyone!” Vladmir exclaimed, lying of the drawing room rug. In front of the fire, the five children were starting to digest the heavy meal under the gaze of the adults a little further.</text:span></text:p>
      <text:p text:style-name="P5">“<text:span text:style-name="T68">It would not be a surprise any more,” Draco retorted, sneering.</text:span></text:p>
      <text:p text:style-name="P5">“<text:span text:style-name="T68">Christmas is a family celebrating,” Hermione said with a sigh, “but it’s always more fun with friends.”</text:span></text:p>
      <text:p text:style-name="P5">“<text:span text:style-name="T68">Nah,” Kevin stopped her, eating a sugar liquorice stick. “It with family for Muggles, but wizards spend the solstice with close friends.”</text:span></text:p>
      <text:p text:style-name="P6">Draco and Hermione looked surprised when they turned to the small Ravenclaw who had said that like it was obvious. They were not in the Hogwarts express and had missed the conversation about the end of year wizarding traditions. The evening went on in good humour, and the five children fell asleep all together on the rug. Lord Malfoy, who had come to get his son, actually let him stay with his friends, while Katya and Sergei went back to Russia, leaving all these children in the care of Augusta Longbottom.</text:p>
      <text:p text:style-name="P6">The old lady tenderly smiled when looking at them, and took a wizarding photograph of the sleeping mass of chidren, all nestled against each other. She then she then covered them with a thick blanket, slipped pillows under them to avoid muscle pain when they would wake up, and took a second picture. She finally left the room after waving her hand to send the gifts at the foot of the Christmas tree.</text:p>
      <text:p text:style-name="P7">The Christmas morning was full of laughs with the finding of the shining boxes. Kevin was ecstatic when he found his present, Draco was surprised to see a gift from everyone, and Hermione thought she would faint when Draco told him how much Vlad, Neville and Kevin’s gift cost. Then the time of departure came, and Augusta Longbottom took the time to accompany the children one after the <text:soft-page-break/>other. This Christmas vigil had allowed the five of them to become fast friends, no matter the social and blood statuses, whatever the Malfoys say.</text:p>
      <text:p text:style-name="P2">.<text:span text:style-name="T69">oOo.</text:span></text:p>
      <text:p text:style-name="P7">Vladmir, lost in the memory of the Christmas vigil, smiled when he looked at the frozen water before him and deeply breathed in the freezing air. He had left London for Saint-Petersburg, and the temperature was around -20°C. Mrs Longbottom had left him in the hall of the <text:span text:style-name="T70">local office of the Russian Ministry of Magic, and he could walk a little before getting home. A thick layer of fresh snow covered the docks of his adoptive home city as he walked to his family’s house. Saint-Petersburg had put on its snow coat, and the only colours came from the extravagant facades of the palaces built next to the Neva.</text:span></text:p>
      <text:p text:style-name="P8">A timid sun darted its rays, and the Young Russian observed the high walls of a private palace, a few hundred metres from the jewel of Saint-Petersburg. If green dominated the impressive home of the tsars, more commonly known as the <text:span text:style-name="T71">Hermitage Museum., the Kemenov Palace nearly glowed with a warm orange ochre.</text:span></text:p>
      <text:p text:style-name="P9">Vladmir laughed a bit when he adjusted the small bag containing his possessions on his shoulders. He then climbed the steps of his home. For the Kemenov Palace, no Fidelius or Muggle-Repelling Charms. It belonged to the famous Saint-Petersburg docks, and had to be visible and admired. It has always been like this in Russia. Vlad thus entered his house the Muggle way, sliding a normal key in a normal keyhole. However, a spell scanned his magical aura, and a bell rang somewhere in the home, signalling his arrival and, as soon as he stepped in, a blonde child ran down the splendid marble stairs, sliding down the rail to jump into his arms.</text:p>
      <text:p text:style-name="P9">“<text:span text:style-name="T38">Vladmir Vassilievitch! Welcome back home!</text:span><text:span text:style-name="T41">”</text:span></text:p>
      <text:p text:style-name="P9"><text:span text:style-name="T41">The young boy laughed with a clear voice that rang in the huge entry hall, and </text:span><text:span text:style-name="T47">made the four-year-old girl spin in the air, her clear voice combining with his.</text:span></text:p>
      <text:p text:style-name="P9"><text:span text:style-name="T47">“</text:span><text:span text:style-name="T40">Natashka, let Vovka have some peace while he’s arriving!</text:span><text:span text:style-name="T47">”</text:span></text:p>
      <text:p text:style-name="P10">A small woman of indeterminate age but undeniably beautiful had just appeared from a small hidden door in the golden decor of the hall. Her Chinese and Russian traits were delicately underlined by some slight make-up.</text:p>
      <text:p text:style-name="P11"><text:span text:style-name="T41">“</text:span><text:span text:style-name="T6">I am delighted to see you, little mother,</text:span><text:span text:style-name="T1">” Vladmir said with a smile, putting the child down on the floor to kiss the newcomer on both cheeks. The small Natashka refused to let him go, however, and he laughed when he took her back into his arms.</text:span></text:p>
      <text:p text:style-name="P11"><text:span text:style-name="T1">“</text:span><text:span text:style-name="T6">You’re growing Tashka, I will soon not be able to hold you like that! Ju-ie, do you know where Katya is?</text:span><text:span text:style-name="T1">”</text:span></text:p>
      <text:p text:style-name="P11"><text:span text:style-name="T1">“</text:span><text:span text:style-name="T6">Lady Katya is meeting with the Opbka lords. You have to go meet her… Without Natashka</text:span><text:span text:style-name="T1">,” Ju-ie, amused to see the small blonde child firmly clamping on his neck.</text:span></text:p>
      <text:p text:style-name="P12"><text:span text:style-name="T2">She rose imploring blue eyes to him and Vladmir softly shook his head, promising her to get back to her as soon as he had seen everyone in the palace. He then put her down once again and walked up the stairs, leaving his bag to Ju-ie. She watched him disappear through a door, noticing his </text:span><text:span text:style-name="T3">suddenly straighter bearing and colder face. Their prince had return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Vlad_20_Kemenov" style:display-name="Vlad Kemenov" style:family="paragraph" style:parent-style-name="Text_20_body" style:master-page-name="">
      <loext:graphic-properties draw:fill="none" draw:fill-color="#729fcf"/>
      <style:paragraph-properties style:page-number="auto" fo:background-color="transparent" style:writing-mode="page">
        <style:tab-stops/>
      </style:paragraph-properties>
      <style:text-properties style:font-name="Liberation Serif" fo:font-family="'Liberation Serif'" style:font-family-generic="roman" style:font-pitch="variable" fo:font-weight="normal"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re_20_Chapitre" style:display-name="Titre Chapitre" style:family="paragraph" style:parent-style-name="Heading_20_1" style:next-style-name="Lieux" style:default-outline-level="1" style:list-style-name="">
      <style:paragraph-properties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eux" style:family="paragraph" style:parent-style-name="Heading_20_3" style:next-style-name="Anglais" style:default-outline-level="3" style:list-style-name="">
      <style:paragraph-properties style:writing-mode="page"/>
    </style:style>
    <style:style style:name="Anglais" style:family="paragraph" style:parent-style-name="Vlad_20_Kemenov" style:master-page-name="">
      <loext:graphic-properties draw:fill="none" draw:fill-color="#729fcf"/>
      <style:paragraph-properties fo:margin-top="0cm" fo:margin-bottom="0.247cm" loext:contextual-spacing="false" fo:line-height="120%" fo:text-align="start" style:justify-single-word="false" style:page-number="auto" fo:background-color="transparent" style:shadow="none" style:writing-mode="page">
        <style:tab-stops/>
      </style:paragraph-properties>
      <style:text-properties style:font-name="Liberation Serif" fo:font-family="'Liberation Serif'" style:font-family-generic="roman" style:font-pitch="variable" fo:font-style="normal" fo:font-weight="normal" officeooo:rsid="024b77a2" style:font-size-asian="10.5pt" style:font-style-asian="normal" style:font-weight-asian="normal" style:font-style-complex="normal" style:font-weight-complex="normal"/>
    </style:style>
    <style:style style:name="Séparation_20_temporelle" style:display-name="Séparation temporelle" style:family="paragraph" style:parent-style-name="Vlad_20_Kemenov" style:next-style-name="Vlad_20_Kemenov" style:master-page-name="">
      <loext:graphic-properties draw:fill="solid" draw:fill-color="#dddddd" draw:opacity="100%"/>
      <style:paragraph-properties fo:text-align="center" style:justify-single-word="false" style:page-number="auto" fo:background-color="#dddddd" style:shadow="none" style:writing-mode="page">
        <style:tab-stops/>
      </style:paragraph-properties>
      <style:text-properties officeooo:rsid="008b6541" style:font-size-asian="10.5pt"/>
    </style:style>
    <style:style style:name="Emphasis" style:family="text">
      <style:text-properties fo:font-style="italic" style:font-style-asian="italic" style:font-style-complex="italic"/>
    </style:style>
    <style:style style:name="Russe" style:family="text">
      <style:text-properties fo:font-weight="bold"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21:00:53.092997291</meta:creation-date>
    <meta:generator>LibreOffice/6.4.4.2$Linux_X86_64 LibreOffice_project/40$Build-2</meta:generator>
    <dc:date>2020-07-23T21:01:24.901374436</dc:date>
    <meta:editing-duration>PT33S</meta:editing-duration>
    <meta:editing-cycles>1</meta:editing-cycles>
    <meta:document-statistic meta:table-count="0" meta:image-count="0" meta:object-count="0" meta:page-count="11" meta:paragraph-count="144" meta:word-count="5891" meta:character-count="34685" meta:non-whitespace-character-count="28938"/>
  </office:meta>
</office:document-meta>
</file>